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5" style:parent-style-name="Title" style:family="paragraph">
      <style:paragraph-properties fo:text-align="center"/>
    </style:style>
    <style:style style:name="P6" style:parent-style-name="Title" style:family="paragraph">
      <style:paragraph-properties fo:text-align="center"/>
    </style:style>
    <style:style style:name="P7" style:parent-style-name="Title" style:family="paragraph">
      <style:paragraph-properties fo:text-align="end"/>
    </style:style>
    <style:style style:name="T8" style:parent-style-name="DefaultParagraphFont" style:family="text">
      <style:text-properties style:text-position="super 65.3%"/>
    </style:style>
    <style:style style:name="P9" style:parent-style-name="Title" style:family="paragraph">
      <style:paragraph-properties fo:text-align="end"/>
    </style:style>
    <style:style style:name="P10" style:parent-style-name="Normal" style:family="paragraph">
      <style:paragraph-properties fo:break-before="page"/>
    </style:style>
    <style:style style:name="P11" style:parent-style-name="Normal" style:family="paragraph">
      <style:paragraph-properties fo:break-before="page"/>
    </style:style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Normal" style:family="paragraph">
      <style:paragraph-properties fo:break-before="page"/>
    </style:style>
    <style:style style:name="P18" style:parent-style-name="Normal" style:family="paragraph">
      <style:paragraph-properties fo:break-before="page"/>
    </style:style>
    <style:style style:name="P19" style:parent-style-name="Normal" style:family="paragraph">
      <style:paragraph-properties fo:break-before="page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break-before="page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Title">College of Computer Training (CCT) Comprehensive and Independent</text:p>
      <text:p text:style-name="P5">Investigation Report</text:p>
      <text:p text:style-name="P6">Ciaran Maher</text:p>
      <text:p text:style-name="P7">30<text:span text:style-name="T8">th</text:span>-September-2015<text:s/></text:p>
      <text:p text:style-name="P9"/>
      <text:p text:style-name="Normal"/>
      <text:p text:style-name="Normal"/>
      <text:p text:style-name="Normal"/>
      <text:p text:style-name="P10"/>
      <text:soft-page-break/>
      <text:p text:style-name="Title">Executive Summary</text:p>
      <text:h text:style-name="Heading2" text:outline-level="2">Overview of subject matter</text:h>
      <text:p text:style-name="Normal"/>
      <text:h text:style-name="Heading2" text:outline-level="2">Methods to analyse<text:s/>findings</text:h>
      <text:p text:style-name="Normal"/>
      <text:h text:style-name="Heading2" text:outline-level="2">Recommendations</text:h>
      <text:p text:style-name="Normal"/>
      <text:p text:style-name="Normal"/>
      <text:p text:style-name="P11"/>
      <text:soft-page-break/>
      <text:p text:style-name="Title">Table of Contents</text:p>
      <text:h text:style-name="Heading2" text:outline-level="2">List of numbered sections in report and their page number</text:h>
      <text:p text:style-name="Normal"/>
      <text:list text:style-name="LFO1" text:continue-numbering="true">
        <text:list-item>
          <text:p text:style-name="P12">Introduction</text:p>
        </text:list-item>
        <text:list-item>
          <text:p text:style-name="P13">Body</text:p>
        </text:list-item>
        <text:list-item>
          <text:p text:style-name="P14">Conclusion</text:p>
        </text:list-item>
        <text:list-item>
          <text:p text:style-name="P15">Reference List</text:p>
        </text:list-item>
        <text:list-item>
          <text:p text:style-name="P16">Appendix<text:s/></text:p>
        </text:list-item>
      </text:list>
      <text:p text:style-name="Normal"/>
      <text:p text:style-name="P17"/>
      <text:soft-page-break/>
      <text:p text:style-name="Title">Introduction</text:p>
      <text:h text:style-name="Heading2" text:outline-level="2">Terms of reference</text:h>
      <text:p text:style-name="Normal"/>
      <text:h text:style-name="Heading2" text:outline-level="2">Outline of report’s structure</text:h>
      <text:p text:style-name="P18"/>
      <text:soft-page-break/>
      <text:p text:style-name="Title">Body</text:p>
      <text:p text:style-name="Normal">Headings and sub-headings which reflect the contents of each section. Includes information on method of data collection (if applicable), the findings of the report and discussion of findings in light of theory.</text:p>
      <text:p text:style-name="P19"/>
      <text:soft-page-break/>
      <text:p text:style-name="Title">Conclusion</text:p>
      <text:p text:style-name="Normal">This will summarise what you found and the conclusion you have reached based on the facts and information you have presented to the reader.</text:p>
      <text:p text:style-name="Normal">To include your recommendations.</text:p>
      <text:p text:style-name="Normal"/>
      <text:p text:style-name="P20"/>
      <text:soft-page-break/>
      <text:p text:style-name="Title">Reference List</text:p>
      <text:p text:style-name="Normal">List of reference material consulted, during research for reprot</text:p>
      <text:p text:style-name="P21"/>
      <text:soft-page-break/>
      <text:p text:style-name="Title">Appendix</text:p>
      <text:p text:style-name="Normal">Information that supports your analysis but is not essential to its explanatio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style:language-asian="ja" style:country-asian="JP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 style:language-asian="ja" style:country-asian="JP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style:language-asian="en" style:country-asian="IE"/>
    </style:style>
    <style:style style:name="P3" style:parent-style-name="NoSpacing" style:family="paragraph">
      <style:paragraph-properties fo:text-align="end"/>
    </style:style>
    <style:style style:name="T4" style:parent-style-name="DefaultParagraphFont" style:family="text">
      <style:text-properties fo:font-weight="bold" style:font-weight-asian="bold" style:font-weight-complex="bold" style:text-outline="true" fo:color="#8064A2" fo:font-size="26pt" style:font-size-asian="26pt" style:font-size-complex="26pt"/>
    </style:style>
    <style:style style:family="graphic" style:name="a0">
      <style:graphic-properties draw:fill="solid" draw:fill-color="#5f497a" draw:opacity="100%" draw:stroke="solid" svg:stroke-width="0.01042in" svg:stroke-color="#5f497a" svg:stroke-opacity="100%" draw:stroke-linejoin="miter"/>
    </style:style>
    <style:style style:family="graphic" style:name="a1">
      <style:graphic-properties draw:fill="none" draw:stroke="solid" svg:stroke-width="0.01042in" svg:stroke-color="#5f497a" svg:stroke-opacity="100%" draw:stroke-linejoin="round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tb-rl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Footer"><text:span text:style-name="T2"><draw:g draw:z-index="251659264" draw:name="Group 528" draw:id="id4" draw:style-name="a3" text:anchor-type="paragraph"><svg:title/><svg:desc/><draw:g draw:name="Group 529" draw:id="id2"><svg:title/><svg:desc/><draw:custom-shape svg:x="0.01042in" svg:y="2.03125in" svg:width="0.36739in" svg:height="0.04931in" draw:id="id0" draw:style-name="a0" draw:name="Rectangle 530"><svg:title/><svg:desc/><draw:enhanced-geometry draw:type="non-primitive" svg:viewBox="0 0 21600 21600" draw:enhanced-path="M 0 0 L 21600 0 21600 21600 0 21600 Z N" draw:mirror-vertical="true" draw:mirror-horizontal="true"/></draw:custom-shape><draw:connector draw:type="line" svg:x1="0.37781in" svg:y1="2.08056in" svg:x2="0.98958in" svg:y2="2.08056in" draw:id="id1" draw:style-name="a1" draw:name="AutoShape 4"><svg:title/><svg:desc/></draw:connector></draw:g><draw:custom-shape svg:x="0in" svg:y="0in" svg:width="0.71736in" svg:height="1.94792in" draw:id="id3" draw:style-name="a2" draw:name="Rectangle 532"><svg:title/><svg:desc/><text:p text:style-name="P3"><text:span text:style-name="T4"><text:page-number text:fixed="false">8</text:page-number></text:span></text:p><draw:enhanced-geometry draw:type="non-primitive" svg:viewBox="0 0 21600 21600" draw:enhanced-path="M 0 0 L 21600 0 21600 21600 0 21600 Z N" draw:mirror-horizontal="true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5-09-28T11:08:00Z</meta:creation-date>
    <dc:date>2015-09-28T12:38:00Z</dc:date>
    <meta:template xlink:href="Normal" xlink:type="simple"/>
    <meta:editing-cycles>14</meta:editing-cycles>
    <meta:editing-duration>PT5400S</meta:editing-duration>
    <meta:document-statistic meta:page-count="8" meta:paragraph-count="2" meta:word-count="149" meta:character-count="1001" meta:row-count="7" meta:non-whitespace-character-count="854"/>
  </office:meta>
</office:document-meta>
</file>